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0ba4b6"/>
    </style:style>
    <style:style style:name="P8" style:family="paragraph" style:parent-style-name="Heading_20_1">
      <style:text-properties officeooo:rsid="001010ef" officeooo:paragraph-rsid="001010ef"/>
    </style:style>
    <style:style style:name="P9" style:family="paragraph" style:parent-style-name="Heading_20_1">
      <style:paragraph-properties fo:break-before="page"/>
      <style:text-properties officeooo:rsid="00135c08" officeooo:paragraph-rsid="00135c08"/>
    </style:style>
    <style:style style:name="P10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11" style:family="paragraph" style:parent-style-name="Standard" style:master-page-name="Standard">
      <style:paragraph-properties fo:text-align="start" style:justify-single-word="false" style:page-number="auto"/>
    </style:style>
    <style:style style:name="P12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088bc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17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18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style:font-name-asian="Droid Sans Fallback" style:font-weight-asian="normal" style:font-name-complex="FreeSans" style:font-weight-complex="normal"/>
    </style:style>
    <style:style style:name="T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6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7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8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9" style:family="text">
      <style:text-properties fo:font-weight="normal" officeooo:rsid="00158cdc" style:font-name-asian="Droid Sans Fallback" style:font-weight-asian="normal" style:font-name-complex="FreeSans" style:font-weight-complex="normal"/>
    </style:style>
    <style:style style:name="T10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39291" style:font-style-asian="normal" style:font-weight-asian="normal" style:font-style-complex="normal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73efb" style:font-size-asian="10.5pt" style:font-size-complex="12pt"/>
    </style:style>
    <style:style style:name="T17" style:family="text">
      <style:text-properties fo:font-size="12pt" officeooo:rsid="0007bcb7" style:font-size-asian="10.5pt" style:font-size-complex="12pt"/>
    </style:style>
    <style:style style:name="T18" style:family="text">
      <style:text-properties fo:font-size="12pt" officeooo:rsid="00088bc4" style:font-size-asian="10.5pt" style:font-size-complex="12pt"/>
    </style:style>
    <style:style style:name="T19" style:family="text">
      <style:text-properties fo:font-size="12pt" officeooo:rsid="000928c4" style:font-size-asian="10.5pt" style:font-size-complex="12pt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officeooo:rsid="00058d80"/>
    </style:style>
    <style:style style:name="T22" style:family="text">
      <style:text-properties officeooo:rsid="000d6581"/>
    </style:style>
    <style:style style:name="T23" style:family="text">
      <style:text-properties style:font-name-asian="Droid Sans Fallback" style:font-name-complex="FreeSans"/>
    </style:style>
    <style:style style:name="T24" style:family="text">
      <style:text-properties officeooo:rsid="001010ef" style:font-name-asian="Droid Sans Fallback" style:font-name-complex="Free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ty of Missouri, Columbia</text:p>
      <text:p text:style-name="P12">Department of Electrical and Computer Engineering</text:p>
      <text:p text:style-name="P2">ECE 4330 Introduction To Mechatronics and Robotic Vision</text:p>
      <text:p text:style-name="P13">Fall, 2014</text:p>
      <text:p text:style-name="P1"/>
      <text:p text:style-name="P1"/>
      <text:p text:style-name="P1"/>
      <text:p text:style-name="P1"/>
      <text:p text:style-name="P1"/>
      <text:p text:style-name="P1"/>
      <text:p text:style-name="P15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9"><text:span text:style-name="T21">O</text:span><text:span text:style-name="T20">bjective</text:span></text:p>
      <text:p text:style-name="Standard"><text:tab/><text:span text:style-name="T15">The objective of this project is to </text:span><text:span text:style-name="T16">reduce the path length of a tracking mobile robot by filtering </text:span><text:span text:style-name="T17">the data read from its sensors</text:span><text:span text:style-name="T16"> using a Kalman filter</text:span><text:span text:style-name="T15">. <text:s/></text:span><text:span text:style-name="T18">MobileSim is used in conjunction with the ARIA library (Advanced Robot Interface for Applications)</text:span><text:span text:style-name="T17"> to simulate the mobile robots moving in an open environment. <text:s/></text:span><text:span text:style-name="T18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19">of the tracking robots </text:span><text:span text:style-name="T18">may be compared. <text:s/></text:span></text:p>
      <text:p text:style-name="P14"/>
      <text:p text:style-name="P8">Background Theory</text:p>
      <text:p text:style-name="P6"><text:span text:style-name="T11"><text:tab/></text:span><text:span text:style-name="T3">In order to implement mobile robot tracking,</text:span><text:span text:style-name="T6"> </text:span><text:span text:style-name="T7">a</text:span><text:span text:style-name="T6"> tracking robot </text:span><text:span text:style-name="T7">must</text:span><text:span text:style-name="T6"> know where </text:span><text:span text:style-name="T7">its target is located with respect to the tracking robot's coordinate frame </text:span><text:span text:style-name="T8">to know</text:span><text:span text:style-name="T7"> how to set its heading and speed to reach the target. <text:s/>There is always a certain amount of noise associated with readings from any sensor. <text:s/>In the case of the tracking robot, it is able to gauge the </text:span><text:span text:style-name="T9">relative </text:span><text:span text:style-name="T7">position of its target with a finite uncertainty. <text:s/>This noisy sensor reading can be smoothed using a filter <text:s/>to effectively reduce the uncertainty of the measurement. <text:s/></text:span></text:p>
      <text:p text:style-name="P6"/>
      <text:p text:style-name="P16">Procedure</text:p>
      <text:p text:style-name="Standard"><text:span text:style-name="T4"><text:tab/></text:span><text:span text:style-name="T10">This section outlines the implementation of the robot tracking model and the Kalman filter. <text:s/></text:span></text:p>
      <text:p text:style-name="P10"><text:span text:style-name="T24">R</text:span><text:span text:style-name="T23">obot Setup</text:span></text:p>
      <text:p text:style-name="Standard"><text:span text:style-name="T4"><text:tab/></text:span><text:span text:style-name="T10">Three programs were made to model the robot tracking system. <text:s/></text:span></text:p>
      <text:p text:style-name="P18">Kalman Filter Setup</text:p>
      <text:p text:style-name="Standard"><text:span text:style-name="T4"><text:tab/></text:span><text:span text:style-name="T10">A 2d Kalman filter was modeled to filter distance and angle measurements from the laser sensor. <text:s/></text:span></text:p>
      <text:p text:style-name="Standard"/>
      <text:p text:style-name="P16"><text:soft-page-break/>Results</text:p>
      <text:p text:style-name="Standard"><text:span text:style-name="T4"><text:tab/></text:span><text:span text:style-name="T5">Results</text:span></text:p>
      <text:p text:style-name="P5"/>
      <text:p text:style-name="Heading_20_1">Conclusio<text:span text:style-name="T22">n</text:span></text:p>
      <text:p text:style-name="P7"><text:span text:style-name="T11"><text:tab/></text:span><text:span text:style-name="T2">Conclusion</text:span></text:p>
      <text:p text:style-name="P17">Works Cited</text:p>
      <text:p text:style-name="Citation"><text:span text:style-name="T1">[1]<text:tab/>Oxford University Press. (2014). </text:span><text:span text:style-name="T12">Oxford Dictionaries </text:span><text:span text:style-name="T13">[Online]. Available: </text:span><text:a xlink:type="simple" xlink:href="http://www.oxforddictionaries.com/us/definition/american_english/navigation?searchDictCode=all"><text:span text:style-name="Internet_20_link"><text:span text:style-name="T13">http://www.oxforddictionaries.com/us/definition/american_english/navigation?searchDictCode=all</text:span></text:span></text:a><text:span text:style-name="T13">. [Accessed: 2014, Nov. 24].</text:span></text:p>
      <text:p text:style-name="Citation"><text:span text:style-name="T1">[2]<text:tab/>DeSouza, G. (Unknown). </text:span><text:span text:style-name="T12">Lecture 22: Mobile Robotics </text:span><text:span text:style-name="T13">[Online]. Available: </text:span><text:a xlink:type="simple" xlink:href="http://vigir.ee.missouri.edu/~gdesouza/ece4330/Lecture_Notes/Lecture22.pdf"><text:span text:style-name="Internet_20_link"><text:span text:style-name="T13">http://vigir.ee.missouri.edu/~gdesouza/ece4330/Lecture_Notes/Lecture22.pdf</text:span></text:span></text:a><text:span text:style-name="T13">. [Accessed: 2014, Nov. 24].</text:span></text:p>
      <text:p text:style-name="Citation"><text:span text:style-name="T1">[3]<text:tab/>Gnuplot. (2014, Nov.). </text:span><text:span text:style-name="T12">Gnuplot Homepage </text:span><text:span text:style-name="T13">[Online]. Available: </text:span><text:a xlink:type="simple" xlink:href="http://gnuplot.info/"><text:span text:style-name="Internet_20_link"><text:span text:style-name="T13">http://gnuplot.info</text:span></text:span></text:a><text:span text:style-name="T13">. [Accessed: 2014, Nov. 24].</text:span></text:p>
      <text:p text:style-name="Citation"><text:span text:style-name="T13">[4]<text:tab/>Czerniak, G. </text:span><text:span text:style-name="T14">(Unknown). Kalman Filters for Undergrads 1 [Online]. Available: </text:span><text:a xlink:type="simple" xlink:href="http://greg.czerniak.info/guides/kalman1/"><text:span text:style-name="T14">http://greg.czerniak.info/guides/kalman1/</text:span></text:a><text:span text:style-name="T14">. [Accessed: 2014, Nov 30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15</meta:editing-cycles>
    <meta:editing-duration>PT2H12M28S</meta:editing-duration>
    <meta:generator>LibreOffice/4.2.7.2$Linux_X86_64 LibreOffice_project/420m0$Build-2</meta:generator>
    <dc:date>2014-11-30T17:31:15.453604486</dc:date>
    <meta:document-statistic meta:table-count="0" meta:image-count="0" meta:object-count="0" meta:page-count="4" meta:paragraph-count="28" meta:word-count="395" meta:character-count="2759" meta:non-whitespace-character-count="2365"/>
  </office:meta>
</office:document-meta>
</file>